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Assignment:Submission of Warm up, Day 1 (vector calculus) (Real)</text:p>
          </table:table-cell>
          <table:table-cell office:value-type="string" calcext:value-type="string">
            <text:p>Assignment:Submission Link for Warm up 2 (Feb 9th 2022) (Real)</text:p>
          </table:table-cell>
          <table:table-cell office:value-type="string" calcext:value-type="string">
            <text:p>Assignment:Submission Link for Warm up 3 (Feb 11th, 2022) (Real)</text:p>
          </table:table-cell>
          <table:table-cell office:value-type="string" calcext:value-type="string">
            <text:p>Assignment:Submission Link for Homework 1 (Real)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Buchanan Garza</text:p>
          </table:table-cell>
          <table:table-cell office:value-type="string" calcext:value-type="string">
            <text:p>mbuchan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rchen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edric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cevans2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xson</text:p>
          </table:table-cell>
          <table:table-cell office:value-type="string" calcext:value-type="string">
            <text:p>Hutcherson</text:p>
          </table:table-cell>
          <table:table-cell office:value-type="string" calcext:value-type="string">
            <text:p>jhutcher@poets.whittier.edu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andi</text:p>
          </table:table-cell>
          <table:table-cell office:value-type="string" calcext:value-type="string">
            <text:p>Macias</text:p>
          </table:table-cell>
          <table:table-cell office:value-type="string" calcext:value-type="string">
            <text:p>emacias1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" office:value-type="float" office:value="0.8" calcext:value-type="float">
            <text:p>0.8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7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rsulli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asha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nwaldorf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9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iwatanab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95" office:value-type="float" office:value="0.95" calcext:value-type="float">
            <text:p>0.95</text:p>
          </table:table-cell>
          <table:table-cell table:formula="of:=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02-19T22:37:50</meta:creation-date>
    <dc:date>2022-03-07T14:27:48.731291912</dc:date>
    <meta:editing-duration>PT7H6M21S</meta:editing-duration>
    <meta:editing-cycles>23</meta:editing-cycles>
    <meta:document-statistic meta:table-count="1" meta:cell-count="113" meta:object-count="0"/>
  </office:meta>
</office:document-meta>
</file>